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þéZÿ" svg:font-family="þéZÿ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style:text-autospace="non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style:font-name-asian="þéZÿ" style:font-size-asian="12pt" style:font-name-complex="þéZÿ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ch bin die Treppe heruntergefallen (2015- 2016)</text:p>
      <text:p text:style-name="P2"/>
      <text:p text:style-name="P2">Mehrkanalinstallation</text:p>
      <text:p text:style-name="P1">HD colour, stereo</text:p>
      <text:p text:style-name="P1">06:20 Minuten</text:p>
      <text:p text:style-name="P2">Projektion auf Gerümpel im Keller (variabel)</text:p>
      <text:p text:style-name="P3"/>
      <text:p text:style-name="P2">Die Mehrkanalinstallation</text:p>
      <text:p text:style-name="P1">“Ich bin die Treppe heruntergefallen“ befasst sich mit sexualisierter Gewalt.</text:p>
      <text:p text:style-name="P1">Zu hören sind verschiedene Erlebnisse von sexuellem Missbrauch. Drei diffuse Bilder wandern zwischen liegengebliebenenGegenständen eines Kellers hin und h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þéZÿ" svg:font-family="þéZÿ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1T22:55:35</meta:creation-date>
    <dc:date>2017-11-21T22:56:34</dc:date>
    <meta:editing-duration>PT59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8" meta:word-count="51" meta:character-count="403"/>
  </office:meta>
</office:document-meta>
</file>